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6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>
            <text:p>Order1</text:p>
          </table:table-cell>
          <table:table-cell office:value-type="string">
            <text:p>Order2</text:p>
          </table:table-cell>
          <table:table-cell office:value-type="string">
            <text:p>Order3</text:p>
          </table:table-cell>
          <table:table-cell office:value-type="string">
            <text:p>Order4</text:p>
          </table:table-cell>
          <table:table-cell office:value-type="string">
            <text:p>Order5</text:p>
          </table:table-cell>
          <table:table-cell office:value-type="string">
            <text:p>Order6</text:p>
          </table:table-cell>
          <table:table-cell office:value-type="string">
            <text:p>Order7</text:p>
          </table:table-cell>
          <table:table-cell office:value-type="string">
            <text:p>Order8</text:p>
          </table:table-cell>
        </table:table-row>
        <table:table-row table:style-name="ro1">
          <table:table-cell office:value-type="string">
            <text:p>Type of Customer</text:p>
          </table:table-cell>
          <table:table-cell table:number-columns-repeated="4" office:value-type="string">
            <text:p>Wholesale</text:p>
          </table:table-cell>
          <table:table-cell table:number-columns-repeated="4" office:value-type="string">
            <text:p>Retail</text:p>
          </table:table-cell>
        </table:table-row>
        <table:table-row table:style-name="ro1">
          <table:table-cell office:value-type="string">
            <text:p>Cash on Delivery(COD)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Number of units</text:p>
          </table:table-cell>
          <table:table-cell office:value-type="string">
            <text:p>&lt;50</text:p>
          </table:table-cell>
          <table:table-cell office:value-type="string">
            <text:p>&gt;=50</text:p>
          </table:table-cell>
          <table:table-cell office:value-type="string">
            <text:p>&lt;50</text:p>
          </table:table-cell>
          <table:table-cell office:value-type="string">
            <text:p>&gt;=50</text:p>
          </table:table-cell>
          <table:table-cell office:value-type="string">
            <text:p>&lt;50</text:p>
          </table:table-cell>
          <table:table-cell office:value-type="string">
            <text:p>&gt;=50</text:p>
          </table:table-cell>
          <table:table-cell office:value-type="string">
            <text:p>&lt;50</text:p>
          </table:table-cell>
          <table:table-cell office:value-type="string">
            <text:p>&gt;=50</text:p>
          </table:table-cell>
        </table:table-row>
        <table:table-row table:style-name="ro1">
          <table:table-cell office:value-type="string">
            <text:p>Discount Allowed</text:p>
          </table:table-cell>
          <table:table-cell table:style-name="ce1" office:value-type="percentage" office:value="0.04">
            <text:p>4.00%</text:p>
          </table:table-cell>
          <table:table-cell table:style-name="ce1" office:value-type="percentage" office:value="0.06">
            <text:p>6.00%</text:p>
          </table:table-cell>
          <table:table-cell table:style-name="ce1" office:value-type="percentage" office:value="0.02">
            <text:p>2.00%</text:p>
          </table:table-cell>
          <table:table-cell table:style-name="ce1" office:value-type="percentage" office:value="0.04">
            <text:p>4.00%</text:p>
          </table:table-cell>
          <table:table-cell table:style-name="ce1" office:value-type="percentage" office:value="0.02">
            <text:p>2.00%</text:p>
          </table:table-cell>
          <table:table-cell table:style-name="ce1" office:value-type="percentage" office:value="0.04">
            <text:p>4.0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2">
            <text:p>2.00%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10/15/2018</text:date>, <text:time>15:3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2:46:22.47</meta:creation-date>
    <dc:date>2018-10-15T15:38:39.39</dc:date>
    <meta:editing-duration>PT8M56S</meta:editing-duration>
    <meta:editing-cycles>2</meta:editing-cycles>
    <meta:generator>OpenOffice/4.1.1$Win32 OpenOffice.org_project/411m6$Build-9775</meta:generator>
    <meta:document-statistic meta:table-count="3" meta:cell-count="44" meta:object-count="0"/>
  </office:meta>
</office:document-meta>
</file>